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paragraph-properties fo:margin-top="0.423cm" fo:margin-bottom="0.423cm" style:contextual-spacing="false" fo:line-height="100%"/>
    </style:style>
    <style:style style:name="P2" style:family="paragraph" style:parent-style-name="normal">
      <style:paragraph-properties fo:margin-top="0.423cm" fo:margin-bottom="0.423cm" style:contextual-spacing="false" fo:line-height="100%"/>
      <style:text-properties officeooo:paragraph-rsid="000110a5"/>
    </style:style>
    <style:style style:name="P3" style:family="paragraph" style:parent-style-name="normal" style:master-page-name="Standard">
      <style:paragraph-properties fo:margin-top="0.423cm" fo:margin-bottom="0.423cm" style:contextual-spacing="false" fo:line-height="100%" style:page-number="1"/>
      <style:text-properties officeooo:paragraph-rsid="000110a5"/>
    </style:style>
    <style:style style:name="T1" style:family="text">
      <style:text-properties officeooo:rsid="000110a5"/>
    </style:style>
    <style:style style:name="T2" style:family="text">
      <style:text-properties fo:color="#00a933" loext:opacity="100%"/>
    </style:style>
    <style:style style:name="T3" style:family="text">
      <style:text-properties fo:color="#00a933" loext:opacity="100%" officeooo:rsid="000110a5"/>
    </style:style>
    <style:style style:name="T4" style:family="text">
      <style:text-properties fo:color="#2a6099" loext:opacity="100%"/>
    </style:style>
    <style:style style:name="T5" style:family="text">
      <style:text-properties fo:color="#2a6099" loext:opacity="100%" officeooo:rsid="000110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cle Tom's Cabin is a novel <text:span text:style-name="T2">published in 1852 </text:span><text:span text:style-name="T3">and</text:span><text:span text:style-name="T2"> written by Harriet Beecher Stowe</text:span>. The novel tells the story of <text:span text:style-name="T5">various</text:span> African American slaves and their experiences under slavery. The novel became one of the most <text:span text:style-name="T5">impactful</text:span> works of its time and helped to galvanize the <text:span text:style-name="T5">United States</text:span><text:span text:style-name="T4"> abolitionist movement</text:span>. <text:span text:style-name="T4">The book </text:span><text:span text:style-name="T5">has a two-part structure, focusing on different characters in both.</text:span></text:p>
      <text:p text:style-name="P2"><text:span text:style-name="T1">In the first part, </text:span><text:span text:style-name="T5">the central figure is the titular</text:span> Uncle Tom, <text:span text:style-name="T5">who has been enslaved to work on</text:span><text:span text:style-name="T4"> a plantation in Kentucky</text:span>. Tom is a deeply religious man who, <text:span text:style-name="T4">even in the face of the horrors of slavery, tries to live his life according to </text:span><text:span text:style-name="T5">Christian principles</text:span>. <text:span text:style-name="T5">However, a brutal slave trader buys Tom, separating him from his family</text:span><text:span text:style-name="T4">. </text:span>The rest of th<text:span text:style-name="T1">is first part</text:span> <text:span text:style-name="T1">chronicles</text:span> Tom's experiences as he is sold from owner to owner, <text:span text:style-name="T1">until at last he ends up on a Louisiana plantation.</text:span></text:p>
      <text:p text:style-name="P1">The second part of the book follows the experiences of several <text:span text:style-name="T1">different</text:span> characters. <text:span text:style-name="T1">These include</text:span> Eliza, a young slave who escapes <text:span text:style-name="T1">with her child to Canada</text:span>, and George Harris, a slave who <text:span text:style-name="T1">along with his family</text:span> <text:span text:style-name="T1">also escapes his owner</text:span>. <text:span text:style-name="T1">In this part of the book, we also meet</text:span> the character<text:span text:style-name="T1">s</text:span> of Topsy, a young slave girl who is the subject of a bet between two plantation owners, <text:span text:style-name="T1">as well as</text:span> Eva, the daughter of one of the plantation owners.</text:p>
      <text:p text:style-name="P1"><text:span text:style-name="T1">Central to the themes of</text:span> Uncle Tom's Cabin <text:span text:style-name="T1">are</text:span> the evils of slavery and the <text:span text:style-name="T1">pressing need to abolish this inhumane system</text:span>. Stowe's novel portrays slavery as a cruel and <text:span text:style-name="T1">immoral</text:span> system that <text:span text:style-name="T1">morally</text:span> <text:span text:style-name="T1">worsens</text:span> both the slaves and the slave owners. The novel also <text:span text:style-name="T1">emphasizes</text:span> the impact <text:span text:style-name="T1">that</text:span> slavery <text:span text:style-name="T1">has on</text:span> families, with many of the characters being torn apart from their loved ones <text:span text:style-name="T1">as a result of being sold to other plantations</text:span>. Additionally, the novel highlights the role of Christianity in the lives of the slaves, <text:span text:style-name="T1">and the solace it provides for them,</text:span> <text:span text:style-name="T1">most notably via the character of Uncle Tom.</text:span></text:p>
      <text:p text:style-name="P1">Uncle Tom's Cabin <text:span text:style-name="T1">also deconstructs </text:span>the idea of the <text:span text:style-name="T1">dichotomy between</text:span> "good" slave<text:span text:style-name="T1">s</text:span> <text:span text:style-name="T1">and</text:span> "bad" slave<text:span text:style-name="T1">s</text:span>. Stowe's novel portrays Uncle Tom as the archetype of the "good" slave, who is loyal, obedient, and submissive to his masters. Other characters, such as Topsy, are portrayed as "bad" slave<text:span text:style-name="T1">s;</text:span> disobedient and defiant, <text:span text:style-name="T1">and lacking Tom’s piety</text:span>. However, as the novel progresses, Stowe c<text:span text:style-name="T1">hallenges</text:span> this simplistic <text:span text:style-name="T1">framework</text:span>, showing that even the <text:span text:style-name="T1">utmost level of obedience will still not protect a slave from the worst horrors of slavery.</text:span></text:p>
      <text:p text:style-name="P1">Uncle Tom's Cabin <text:span text:style-name="T1">is one of the world’s most important novels, and made several claims that were extremely bold at its time of release.</text:span> <text:span text:style-name="T1">It dares to</text:span> explore the <text:span text:style-name="T1">wickedness</text:span> of slavery and its impact on both slaves and slave owners. The novel's themes <text:span text:style-name="T1">are the</text:span> evils of slavery, the importance of family, and the role of Christianity. <text:span text:style-name="T1">All these themes still</text:span> continue to resonate with readers today, making it a timeless <text:span text:style-name="T1">classic and a great work of literature.</text:span></text:p>
      <text:p text:style-name="normal">(<text:span text:style-name="T1">496</text:span> word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1T22:18:38.717000000</dc:date>
    <meta:editing-duration>PT42M46S</meta:editing-duration>
    <meta:editing-cycles>2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7" meta:word-count="498" meta:character-count="2892" meta:non-whitespace-character-count="2401"/>
  </office:meta>
</office:document-meta>
</file>